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Preformatted_20_Text">
      <style:text-properties officeooo:paragraph-rsid="00893566"/>
    </style:style>
    <style:style style:name="P73" style:family="paragraph" style:parent-style-name="Preformatted_20_Text">
      <style:text-properties officeooo:paragraph-rsid="008af826"/>
    </style:style>
    <style:style style:name="P74" style:family="paragraph" style:parent-style-name="Preformatted_20_Text">
      <style:text-properties officeooo:paragraph-rsid="008b11b4"/>
    </style:style>
    <style:style style:name="P75"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76" style:family="paragraph" style:parent-style-name="Text_20_body">
      <style:text-properties officeooo:paragraph-rsid="005ae513"/>
    </style:style>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1">
      <style:paragraph-properties fo:margin-top="0in" fo:margin-bottom="0in" loext:contextual-spacing="false"/>
    </style:style>
    <style:style style:name="P80" style:family="paragraph" style:parent-style-name="Text_20_body" style:list-style-name="L2">
      <style:paragraph-properties fo:margin-top="0in" fo:margin-bottom="0in" loext:contextual-spacing="false"/>
    </style:style>
    <style:style style:name="P81" style:family="paragraph" style:parent-style-name="Preformatted_20_Text">
      <style:text-properties officeooo:paragraph-rsid="008d9648"/>
    </style:style>
    <style:style style:name="P82" style:family="paragraph" style:parent-style-name="Preformatted_20_Text">
      <style:text-properties officeooo:paragraph-rsid="008f3fda"/>
    </style:style>
    <style:style style:name="P83" style:family="paragraph" style:parent-style-name="Preformatted_20_Text">
      <style:text-properties officeooo:paragraph-rsid="009126bb"/>
    </style:style>
    <style:style style:name="P84" style:family="paragraph" style:parent-style-name="Preformatted_20_Text">
      <style:text-properties officeooo:paragraph-rsid="0092abfe"/>
    </style:style>
    <style:style style:name="P85" style:family="paragraph" style:parent-style-name="Preformatted_20_Text">
      <style:text-properties officeooo:paragraph-rsid="00938024"/>
    </style:style>
    <style:style style:name="P86" style:family="paragraph" style:parent-style-name="Preformatted_20_Text">
      <style:text-properties officeooo:paragraph-rsid="00956e48"/>
    </style:style>
    <style:style style:name="P87" style:family="paragraph" style:parent-style-name="Preformatted_20_Text">
      <style:text-properties officeooo:paragraph-rsid="0095d75b"/>
    </style:style>
    <style:style style:name="P88" style:family="paragraph" style:parent-style-name="Preformatted_20_Text">
      <style:text-properties officeooo:paragraph-rsid="00968065"/>
    </style:style>
    <style:style style:name="P89" style:family="paragraph" style:parent-style-name="Preformatted_20_Text">
      <style:text-properties officeooo:paragraph-rsid="0099ab0b"/>
    </style:style>
    <style:style style:name="P90" style:family="paragraph" style:parent-style-name="Preformatted_20_Text">
      <style:text-properties officeooo:paragraph-rsid="009bf97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bold" officeooo:rsid="003f53e7" style:font-style-asian="italic" style:font-weight-asian="bold" style:font-style-complex="italic" style:font-weight-complex="bold"/>
    </style:style>
    <style:style style:name="T35" style:family="text">
      <style:text-properties fo:font-style="italic" fo:font-weight="bold" officeooo:rsid="003f7d9f" style:font-style-asian="italic" style:font-weight-asian="bold" style:font-style-complex="italic" style:font-weight-complex="bold"/>
    </style:style>
    <style:style style:name="T36" style:family="text">
      <style:text-properties fo:font-style="italic" fo:font-weight="bold" officeooo:rsid="00445d61" style:font-style-asian="italic" style:font-weight-asian="bold" style:font-style-complex="italic" style:font-weight-complex="bold"/>
    </style:style>
    <style:style style:name="T37" style:family="text">
      <style:text-properties fo:font-style="italic" fo:font-weight="bold" officeooo:rsid="005142b9" style:font-style-asian="italic" style:font-weight-asian="bold" style:font-style-complex="italic" style:font-weight-complex="bold"/>
    </style:style>
    <style:style style:name="T38" style:family="text">
      <style:text-properties fo:font-style="italic" fo:font-weight="bold" officeooo:rsid="005268e5" style:font-style-asian="italic" style:font-weight-asian="bold" style:font-style-complex="italic" style:font-weight-complex="bold"/>
    </style:style>
    <style:style style:name="T39" style:family="text">
      <style:text-properties fo:font-style="normal" fo:font-weight="normal" officeooo:rsid="00352493" style:font-style-asian="normal" style:font-weight-asian="normal" style:font-style-complex="normal" style:font-weight-complex="normal"/>
    </style:style>
    <style:style style:name="T40" style:family="text">
      <style:text-properties fo:font-style="normal" fo:font-weight="normal" officeooo:rsid="0036489e" style:font-style-asian="normal" style:font-weight-asian="normal" style:font-style-complex="normal" style:font-weight-complex="normal"/>
    </style:style>
    <style:style style:name="T41" style:family="text">
      <style:text-properties fo:font-style="normal" fo:font-weight="normal" officeooo:rsid="0037edae" style:font-style-asian="normal" style:font-weight-asian="normal" style:font-style-complex="normal" style:font-weight-complex="normal"/>
    </style:style>
    <style:style style:name="T42" style:family="text">
      <style:text-properties fo:font-style="normal" fo:font-weight="normal" officeooo:rsid="00399cfb" style:font-style-asian="normal" style:font-weight-asian="normal" style:font-style-complex="normal" style:font-weight-complex="normal"/>
    </style:style>
    <style:style style:name="T43" style:family="text">
      <style:text-properties fo:font-style="normal" fo:font-weight="normal" officeooo:rsid="003b9292" style:font-style-asian="normal" style:font-weight-asian="normal" style:font-style-complex="normal" style:font-weight-complex="normal"/>
    </style:style>
    <style:style style:name="T44" style:family="text">
      <style:text-properties fo:font-style="normal" fo:font-weight="normal" officeooo:rsid="003c5e28" style:font-style-asian="normal" style:font-weight-asian="normal" style:font-style-complex="normal" style:font-weight-complex="normal"/>
    </style:style>
    <style:style style:name="T45" style:family="text">
      <style:text-properties fo:font-style="normal" fo:font-weight="normal" officeooo:rsid="003df29c" style:font-style-asian="normal" style:font-weight-asian="normal" style:font-style-complex="normal" style:font-weight-complex="normal"/>
    </style:style>
    <style:style style:name="T46" style:family="text">
      <style:text-properties fo:font-style="normal" fo:font-weight="bold" officeooo:rsid="00352493" style:font-style-asian="normal" style:font-weight-asian="bold" style:font-style-complex="normal" style:font-weight-complex="bold"/>
    </style:style>
    <style:style style:name="T47" style:family="text">
      <style:text-properties fo:font-style="normal" fo:font-weight="bold" officeooo:rsid="0036489e" style:font-style-asian="normal" style:font-weight-asian="bold" style:font-style-complex="normal" style:font-weight-complex="bold"/>
    </style:style>
    <style:style style:name="T48" style:family="text">
      <style:text-properties fo:font-style="normal" fo:font-weight="bold" officeooo:rsid="0037edae" style:font-style-asian="normal" style:font-weight-asian="bold" style:font-style-complex="normal" style:font-weight-complex="bold"/>
    </style:style>
    <style:style style:name="T49" style:family="text">
      <style:text-properties fo:font-style="normal" fo:font-weight="bold" officeooo:rsid="003b9292" style:font-style-asian="normal" style:font-weight-asian="bold" style:font-style-complex="normal" style:font-weight-complex="bold"/>
    </style:style>
    <style:style style:name="T50" style:family="text">
      <style:text-properties officeooo:rsid="002c3993"/>
    </style:style>
    <style:style style:name="T51" style:family="text">
      <style:text-properties officeooo:rsid="002e31ab"/>
    </style:style>
    <style:style style:name="T52" style:family="text">
      <style:text-properties officeooo:rsid="00457583"/>
    </style:style>
    <style:style style:name="T53" style:family="text">
      <style:text-properties officeooo:rsid="004877cb"/>
    </style:style>
    <style:style style:name="T54"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5"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6"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57"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2" style:family="text">
      <style:text-properties fo:font-size="14pt" fo:font-style="italic" fo:font-weight="bold" officeooo:rsid="008d9648" style:font-size-asian="14pt" style:font-style-asian="italic" style:font-weight-asian="bold" style:font-size-complex="14pt" style:font-style-complex="italic" style:font-weight-complex="bold"/>
    </style:style>
    <style:style style:name="T73" style:family="text">
      <style:text-properties fo:font-size="14pt" fo:font-style="italic" fo:font-weight="bold" officeooo:rsid="008f3fda" style:font-size-asian="14pt" style:font-style-asian="italic" style:font-weight-asian="bold" style:font-size-complex="14pt" style:font-style-complex="italic" style:font-weight-complex="bold"/>
    </style:style>
    <style:style style:name="T74" style:family="text">
      <style:text-properties fo:font-size="14pt" fo:font-style="italic" fo:font-weight="bold" officeooo:rsid="0092abfe" style:font-size-asian="14pt" style:font-style-asian="italic" style:font-weight-asian="bold" style:font-size-complex="14pt" style:font-style-complex="italic" style:font-weight-complex="bold"/>
    </style:style>
    <style:style style:name="T75" style:family="text">
      <style:text-properties fo:font-size="14pt" fo:font-style="italic" fo:font-weight="bold" officeooo:rsid="00938024" style:font-size-asian="14pt" style:font-style-asian="italic" style:font-weight-asian="bold" style:font-size-complex="14pt" style:font-style-complex="italic" style:font-weight-complex="bold"/>
    </style:style>
    <style:style style:name="T76" style:family="text">
      <style:text-properties fo:font-size="14pt" fo:font-style="italic" fo:font-weight="bold" officeooo:rsid="00956e48" style:font-size-asian="14pt" style:font-style-asian="italic" style:font-weight-asian="bold" style:font-size-complex="14pt" style:font-style-complex="italic" style:font-weight-complex="bold"/>
    </style:style>
    <style:style style:name="T77" style:family="text">
      <style:text-properties fo:font-size="14pt" fo:font-style="italic" fo:font-weight="bold" officeooo:rsid="00968065" style:font-size-asian="14pt" style:font-style-asian="italic" style:font-weight-asian="bold" style:font-size-complex="14pt" style:font-style-complex="italic" style:font-weight-complex="bold"/>
    </style:style>
    <style:style style:name="T78"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79"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80"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81"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82"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83"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84"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85"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86"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87"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95"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96"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97"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98"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99"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100" style:family="text">
      <style:text-properties fo:font-size="14pt" fo:font-style="italic" fo:font-weight="normal" officeooo:rsid="008f3fda" style:font-size-asian="14pt" style:font-style-asian="italic" style:font-weight-asian="normal" style:font-size-complex="14pt" style:font-style-complex="italic" style:font-weight-complex="normal"/>
    </style:style>
    <style:style style:name="T101" style:family="text">
      <style:text-properties fo:font-size="14pt" fo:font-style="italic" fo:font-weight="normal" officeooo:rsid="009126bb" style:font-size-asian="14pt" style:font-style-asian="italic" style:font-weight-asian="normal" style:font-size-complex="14pt" style:font-style-complex="italic" style:font-weight-complex="normal"/>
    </style:style>
    <style:style style:name="T102" style:family="text">
      <style:text-properties fo:font-size="14pt" fo:font-style="italic" fo:font-weight="normal" officeooo:rsid="0092abfe" style:font-size-asian="14pt" style:font-style-asian="italic" style:font-weight-asian="normal" style:font-size-complex="14pt" style:font-style-complex="italic" style:font-weight-complex="normal"/>
    </style:style>
    <style:style style:name="T103" style:family="text">
      <style:text-properties fo:font-size="14pt" fo:font-style="italic" fo:font-weight="normal" officeooo:rsid="00938024"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0956e48"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0968065" style:font-size-asian="14pt" style:font-style-asian="italic" style:font-weight-asian="normal" style:font-size-complex="14pt" style:font-style-complex="italic" style:font-weight-complex="normal"/>
    </style:style>
    <style:style style:name="T106" style:family="text">
      <style:text-properties fo:font-size="14pt" fo:font-style="italic" fo:font-weight="normal" officeooo:rsid="00982f2d" style:font-size-asian="14pt" style:font-style-asian="italic" style:font-weight-asian="normal" style:font-size-complex="14pt" style:font-style-complex="italic" style:font-weight-complex="normal"/>
    </style:style>
    <style:style style:name="T107" style:family="text">
      <style:text-properties fo:font-size="14pt" fo:font-style="italic" fo:font-weight="normal" officeooo:rsid="0099ab0b" style:font-size-asian="14pt" style:font-style-asian="italic" style:font-weight-asian="normal" style:font-size-complex="14pt" style:font-style-complex="italic" style:font-weight-complex="normal"/>
    </style:style>
    <style:style style:name="T108" style:family="text">
      <style:text-properties fo:font-size="14pt" fo:font-style="italic" fo:font-weight="normal" officeooo:rsid="009b6028" style:font-size-asian="14pt" style:font-style-asian="italic" style:font-weight-asian="normal" style:font-size-complex="14pt" style:font-style-complex="italic" style:font-weight-complex="normal"/>
    </style:style>
    <style:style style:name="T109" style:family="text">
      <style:text-properties fo:font-size="14pt" fo:font-style="italic" fo:font-weight="normal" officeooo:rsid="009bf97d" style:font-size-asian="14pt" style:font-style-asian="italic" style:font-weight-asian="normal" style:font-size-complex="14pt" style:font-style-complex="italic" style:font-weight-complex="normal"/>
    </style:style>
    <style:style style:name="T110"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111"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112"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113"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114"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15"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16"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17"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18"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19"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20"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style:style style:name="T121" style:family="text">
      <style:text-properties style:text-position="super 58%" fo:font-size="14pt" fo:font-style="italic" fo:font-weight="bold" officeooo:rsid="0060c7f2" style:font-size-asian="14pt" style:font-style-asian="italic" style:font-weight-asian="bold" style:font-size-complex="14pt"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75" text:outline-level="3">More on Paths</text:h>
      <text:p text:style-name="Text_20_body">You'll find that a lot of stuff in Linux can be achieved in several different ways. Paths are no different. Here are some more building blocks you may use to help build your paths.</text:p>
      <text:list xml:id="list2081055062" text:style-name="L1">
        <text:list-item>
          <text:p text:style-name="P79"><text:span text:style-name="T1">~</text:span> (tilde) - This is a shortcut for your home directory. eg, if your home directory is /home/ryan then you could refer to the directory Documents with the path /home/ryan/Documents or ~/Documents </text:p>
        </text:list-item>
        <text:list-item>
          <text:p text:style-name="P79"><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77"><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2">ls -l </text:span></text:span></text:p>
      <text:p text:style-name="P26"><text:span text:style-name="Source_20_Text"><text:span text:style-name="T17">Display a long listing of the current folder</text:span></text:span></text:p>
      <text:p text:style-name="P26"><text:span text:style-name="Source_20_Text"><text:span text:style-name="T52">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3">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0">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1">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39">The above is done to configure samba shares by editing the smb.conf file.</text:span></text:span></text:p>
      <text:p text:style-name="P25"><text:span text:style-name="Source_20_Text"><text:span text:style-name="T39"/></text:span></text:p>
      <text:p text:style-name="P25"><text:span text:style-name="Source_20_Text"><text:span text:style-name="T39">In Ubuntu there is another way of doing the same thing using a GUI.</text:span></text:span></text:p>
      <text:p text:style-name="P29"><text:span text:style-name="Source_20_Text"><text:span text:style-name="T39">The name of the program to configure samba shares is System-Config-Samba.</text:span></text:span></text:p>
      <text:p text:style-name="P29"><text:span text:style-name="Source_20_Text"><text:span text:style-name="T39">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39">https://www.linuxbabe.com/ubuntu/system-config-samba-ubuntu-16-04</text:span></text:span></text:a><text:span text:style-name="Source_20_Text"><text:span text:style-name="T39"> </text:span></text:span></text:p>
      <text:p text:style-name="P29"><text:span text:style-name="Source_20_Text"><text:span text:style-name="T39">in order to use the system-config-samba.</text:span></text:span></text:p>
      <text:p text:style-name="P29"><text:span text:style-name="Source_20_Text"><text:span text:style-name="T39"/></text:span></text:p>
      <text:p text:style-name="P29"><text:span text:style-name="Source_20_Text"><text:span text:style-name="T46">sudo apt install samba samba-common-bin </text:span></text:span></text:p>
      <text:p text:style-name="P30"><text:span text:style-name="Source_20_Text"><text:span text:style-name="T40">This command installs samba </text:span></text:span></text:p>
      <text:p text:style-name="P30"><text:span text:style-name="Source_20_Text"><text:span text:style-name="T40"/></text:span></text:p>
      <text:p text:style-name="P30"><text:span text:style-name="Source_20_Text"><text:span text:style-name="T47">smbd --version</text:span></text:span></text:p>
      <text:p text:style-name="P31"><text:span text:style-name="Source_20_Text"><text:span text:style-name="T41">This command displays the current samba version installed in the system</text:span></text:span></text:p>
      <text:p text:style-name="P31"><text:span text:style-name="Source_20_Text"><text:span text:style-name="T41"/></text:span></text:p>
      <text:p text:style-name="P31"><text:span text:style-name="Source_20_Text"><text:span text:style-name="T48">sudo systemctl status smbd</text:span></text:span></text:p>
      <text:p text:style-name="P32"><text:span text:style-name="Source_20_Text"><text:span text:style-name="T42">This command tells us if the </text:span></text:span><text:span text:style-name="Source_20_Text"><text:span text:style-name="T44">smb</text:span></text:span><text:span text:style-name="Source_20_Text"><text:span text:style-name="T42"> service is running or not</text:span></text:span></text:p>
      <text:p text:style-name="P33"><text:span text:style-name="Source_20_Text"><text:span text:style-name="T48">sudo systemctl status </text:span></text:span><text:span text:style-name="Source_20_Text"><text:span text:style-name="T49">n</text:span></text:span><text:span text:style-name="Source_20_Text"><text:span text:style-name="T48">mbd</text:span></text:span></text:p>
      <text:p text:style-name="P33"><text:span text:style-name="Source_20_Text"><text:span text:style-name="T42">This command tells us if the </text:span></text:span><text:span text:style-name="Source_20_Text"><text:span text:style-name="T43">nmb</text:span></text:span><text:span text:style-name="Source_20_Text"><text:span text:style-name="T42"> service is running or not</text:span></text:span></text:p>
      <text:p text:style-name="P33"><text:span text:style-name="Source_20_Text"><text:span text:style-name="T42"/></text:span></text:p>
      <text:p text:style-name="P34"><text:span text:style-name="Source_20_Text"><text:span text:style-name="T45">nmb vs smb see the explanation:</text:span></text:span></text:p>
      <text:p text:style-name="P34"><text:span text:style-name="Source_20_Text"><text:span text:style-name="T45"><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4">sudo systemctl start smbd</text:span></text:span></text:p>
      <text:p text:style-name="P36"><text:span text:style-name="Teletype"><text:span text:style-name="T25">This command starts the smb service</text:span></text:span></text:p>
      <text:p text:style-name="P36"><text:span text:style-name="Teletype"><text:span text:style-name="T34">sudo systemctl start </text:span></text:span><text:span text:style-name="Teletype"><text:span text:style-name="T35">nm</text:span></text:span><text:span text:style-name="Teletype"><text:span text:style-name="T34">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5">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5">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6">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4">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7">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8">mkdir [Options] Directory</text:span></text:span></text:p>
      <text:p text:style-name="P43"><text:span text:style-name="Teletype"><text:span text:style-name="T38"/></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8">rmdir [options] &lt;Directory&gt;</text:span></text:span></text:p>
      <text:p text:style-name="P43"><text:span text:style-name="Teletype"><text:span text:style-name="T38"/></text:span></text:p>
      <text:p text:style-name="P43"><text:span text:style-name="Teletype"><text:span text:style-name="T32">Creating an empty file:</text:span></text:span></text:p>
      <text:p text:style-name="P43"><text:span text:style-name="Teletype"><text:span text:style-name="T38">touch [Options] Filename</text:span></text:span></text:p>
      <text:p text:style-name="P43"><text:span text:style-name="Teletype"><text:span text:style-name="T38"/></text:span></text:p>
      <text:p text:style-name="P43"><text:span text:style-name="Teletype"><text:span text:style-name="T32">Copy file or directory</text:span></text:span></text:p>
      <text:p text:style-name="P43"><text:span text:style-name="Teletype"><text:span text:style-name="T38">cp [options] &lt;source&gt; &lt;destination&gt;</text:span></text:span></text:p>
      <text:p text:style-name="P43"><text:span text:style-name="Teletype"><text:span text:style-name="T38"/></text:span></text:p>
      <text:p text:style-name="P43"><text:span text:style-name="Teletype"><text:span text:style-name="T32">Moving a file or directory</text:span></text:span></text:p>
      <text:p text:style-name="P43"><text:span text:style-name="Teletype"><text:span text:style-name="T38">mv [options] &lt;source&gt; &lt;destination&gt;</text:span></text:span></text:p>
      <text:p text:style-name="P43"><text:span text:style-name="Teletype"><text:span text:style-name="T38"/></text:span></text:p>
      <text:p text:style-name="P43"><text:span text:style-name="Teletype"><text:span text:style-name="T32">Removing files and non empty directories</text:span></text:span></text:p>
      <text:p text:style-name="P43"><text:span text:style-name="Teletype"><text:span text:style-name="T38">rm [options] &lt;file&gt;</text:span></text:span></text:p>
      <text:p text:style-name="P43"><text:span text:style-name="Teletype"><text:span text:style-name="T32"/></text:span></text:p>
      <text:p text:style-name="P45"><text:span text:style-name="Teletype"><text:span text:style-name="T54">2</text:span></text:span><text:span text:style-name="Teletype"><text:span text:style-name="T55">9</text:span></text:span><text:span text:style-name="Teletype"><text:span text:style-name="T54"> november 2018</text:span></text:span></text:p>
      <text:p text:style-name="P45"><text:span text:style-name="Teletype"><text:span text:style-name="T54"/></text:span></text:p>
      <text:p text:style-name="P45"><text:span text:style-name="Teletype"><text:span text:style-name="T54"/></text:span></text:p>
      <text:p text:style-name="P46"><text:span text:style-name="Teletype"><text:span text:style-name="T110">Recap from last time – relative vs absolute paths:</text:span></text:span></text:p>
      <text:p text:style-name="P46"><text:span text:style-name="Teletype"><text:span text:style-name="T110"/></text:span></text:p>
      <text:p text:style-name="P46"><text:span text:style-name="Teletype"><text:span text:style-name="T110">dan@dan-HP-Compaq-8100-Elite-SFF-PC:~$ pwd</text:span></text:span></text:p>
      <text:p text:style-name="P46"><text:span text:style-name="Teletype"><text:span text:style-name="T110">/home/dan</text:span></text:span></text:p>
      <text:p text:style-name="P46"><text:span text:style-name="Teletype"><text:span text:style-name="T110">dan@dan-HP-Compaq-8100-Elite-SFF-PC:~$ mkdir test1</text:span></text:span></text:p>
      <text:p text:style-name="P46"><text:span text:style-name="Teletype"><text:span text:style-name="T110">dan@dan-HP-Compaq-8100-Elite-SFF-PC:~$ mkdir test2</text:span></text:span></text:p>
      <text:p text:style-name="P46"><text:span text:style-name="Teletype"><text:span text:style-name="T110">dan@dan-HP-Compaq-8100-Elite-SFF-PC:~$ cd test1</text:span></text:span></text:p>
      <text:p text:style-name="P46"><text:span text:style-name="Teletype"><text:span text:style-name="T110">dan@dan-HP-Compaq-8100-Elite-SFF-PC:~/test1$ mkdir 2018</text:span></text:span></text:p>
      <text:p text:style-name="P46"><text:soft-page-break/><text:span text:style-name="Teletype"><text:span text:style-name="T110">dan@dan-HP-Compaq-8100-Elite-SFF-PC:~/test1$ mkdir 2019</text:span></text:span></text:p>
      <text:p text:style-name="P46"><text:span text:style-name="Teletype"><text:span text:style-name="T110">dan@dan-HP-Compaq-8100-Elite-SFF-PC:~/test1$ ls</text:span></text:span></text:p>
      <text:p text:style-name="P46"><text:span text:style-name="Teletype"><text:span text:style-name="T110">2018 <text:s/>2019</text:span></text:span></text:p>
      <text:p text:style-name="P46"><text:span text:style-name="Teletype"><text:span text:style-name="T110">dan@dan-HP-Compaq-8100-Elite-SFF-PC:~/test1$ mv 2018 /home/dan/test2/</text:span></text:span></text:p>
      <text:p text:style-name="P46"><text:span text:style-name="Teletype"><text:span text:style-name="T110">dan@dan-HP-Compaq-8100-Elite-SFF-PC:~/test1$ ls</text:span></text:span></text:p>
      <text:p text:style-name="P46"><text:span text:style-name="Teletype"><text:span text:style-name="T110">2019</text:span></text:span></text:p>
      <text:p text:style-name="P46"><text:span text:style-name="Teletype"><text:span text:style-name="T110">dan@dan-HP-Compaq-8100-Elite-SFF-PC:~/test1$ cd ../test2</text:span></text:span></text:p>
      <text:p text:style-name="P46"><text:span text:style-name="Teletype"><text:span text:style-name="T110">dan@dan-HP-Compaq-8100-Elite-SFF-PC:~/test2$ ls</text:span></text:span></text:p>
      <text:p text:style-name="P46"><text:span text:style-name="Teletype"><text:span text:style-name="T110">2018</text:span></text:span></text:p>
      <text:p text:style-name="P45"><text:span text:style-name="Teletype"><text:span text:style-name="T111"/></text:span></text:p>
      <text:p text:style-name="P45"><text:span text:style-name="Teletype"><text:span text:style-name="T111"/></text:span></text:p>
      <text:p text:style-name="P47"><text:span text:style-name="Teletype"><text:span text:style-name="T112">The vi text editor it is the oldest linux texteditor</text:span></text:span></text:p>
      <text:p text:style-name="P47"><text:span text:style-name="Teletype"><text:span text:style-name="T112">When possible, use gedit OR nano </text:span></text:span><text:span text:style-name="Teletype"><text:span text:style-name="T113">to edit text files</text:span></text:span></text:p>
      <text:p text:style-name="P47"><text:span text:style-name="Teletype"><text:span text:style-name="T112"/></text:span></text:p>
      <text:p text:style-name="P48"><text:span text:style-name="Teletype"><text:span text:style-name="T113"/></text:span></text:p>
      <text:p text:style-name="P49"><text:span text:style-name="Teletype"><text:span text:style-name="T114">In this lesson we are learning to use wildcards:</text:span></text:span></text:p>
      <text:p text:style-name="P49"><text:span text:style-name="Teletype"><text:span text:style-name="T114"/></text:span></text:p>
      <text:p text:style-name="P76"><text:span text:style-name="Teletype"><text:span text:style-name="T114">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3099101098" text:style-name="L2">
        <text:list-item>
          <text:p text:style-name="P80"><text:span text:style-name="T1">*</text:span> - represents zero or more characters </text:p>
        </text:list-item>
        <text:list-item>
          <text:p text:style-name="P80"><text:span text:style-name="T1">?</text:span> - represents a single character </text:p>
        </text:list-item>
        <text:list-item>
          <text:p text:style-name="P78"><text:span text:style-name="T1">[]</text:span> - represents a range of characters </text:p>
        </text:list-item>
      </text:list>
      <text:p text:style-name="P49"><text:span text:style-name="Teletype"><text:span text:style-name="T114"/></text:span></text:p>
      <text:p text:style-name="P49"><text:span text:style-name="Teletype"><text:span text:style-name="T114"/></text:span></text:p>
      <text:p text:style-name="P50"><text:span text:style-name="Teletype"><text:span text:style-name="T115">The ls command only uses wildcards and displays results from the current folder. Even if we use the -R option for the ls command – we cannot search using wildcards recursively.</text:span></text:span></text:p>
      <text:p text:style-name="P50"><text:span text:style-name="Teletype"><text:span text:style-name="T115"/></text:span></text:p>
      <text:p text:style-name="P50"><text:span text:style-name="Teletype"><text:span text:style-name="T115">Recursively means moving deeper in the folder tree.</text:span></text:span></text:p>
      <text:p text:style-name="P50"><text:span text:style-name="Teletype"><text:span text:style-name="T115">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15"/></text:span></text:p>
      <text:p text:style-name="P50"><text:span text:style-name="Teletype"><text:span text:style-name="T115">To find files in a given path – we use the command find with the option name:</text:span></text:span></text:p>
      <text:p text:style-name="P50"><text:span text:style-name="Teletype"><text:span text:style-name="T115"/></text:span></text:p>
      <text:p text:style-name="P50"><text:a xlink:type="simple" xlink:href="https://www.linode.com/docs/tools-reference/tools/find-files-in-linux-using-the-command-line/" text:style-name="Internet_20_link" text:visited-style-name="Visited_20_Internet_20_Link"><text:span text:style-name="Teletype"><text:span text:style-name="T115">https://www.linode.com/docs/tools-reference/tools/find-files-in-linux-using-the-command-line/</text:span></text:span></text:a><text:span text:style-name="Teletype"><text:span text:style-name="T115"> </text:span></text:span></text:p>
      <text:p text:style-name="P50"><text:span text:style-name="Teletype"><text:span text:style-name="T115"/></text:span></text:p>
      <text:p text:style-name="P51"><text:span text:style-name="Teletype"><text:span text:style-name="T116">For example to find all files that end with err we use the command:</text:span></text:span></text:p>
      <text:p text:style-name="P51"><text:span text:style-name="Teletype"><text:span text:style-name="T116"/></text:span></text:p>
      <text:p text:style-name="P51"><text:span text:style-name="Source_20_Text"><text:span text:style-name="T116">find /home/username/ -name "*.err"</text:span></text:span></text:p>
      <text:p text:style-name="P51"><text:soft-page-break/><text:span text:style-name="Source_20_Text"><text:span text:style-name="T116"/></text:span></text:p>
      <text:p text:style-name="P52"><text:span text:style-name="Source_20_Text"><text:span text:style-name="T117">To change permissions on a file or directory we use a command called </text:span></text:span><text:span text:style-name="Source_20_Text"><text:span text:style-name="T118">chmod</text:span></text:span><text:span text:style-name="Source_20_Text"><text:span text:style-name="T117"> It stands for change file mode bits which is a bit of a mouthfull but think of the mode bits as the permission indicators.</text:span></text:span></text:p>
      <text:p text:style-name="P51"><text:span text:style-name="Teletype"><text:span text:style-name="T116"/></text:span></text:p>
      <text:p text:style-name="P51"><text:a xlink:type="simple" xlink:href="https://ryanstutorials.net/linuxtutorial/permissions.php" text:style-name="Internet_20_link" text:visited-style-name="Visited_20_Internet_20_Link"><text:span text:style-name="Teletype"><text:span text:style-name="T116">https://ryanstutorials.net/linuxtutorial/permissions.php</text:span></text:span></text:a><text:span text:style-name="Teletype"><text:span text:style-name="T116"> </text:span></text:span></text:p>
      <text:p text:style-name="P51"><text:span text:style-name="Teletype"><text:span text:style-name="T116"/></text:span></text:p>
      <text:p text:style-name="P52"><text:span text:style-name="Teletype"><text:span text:style-name="T117"/></text:span></text:p>
      <text:p text:style-name="P53"><text:span text:style-name="Teletype"><text:span text:style-name="T54">3</text:span></text:span><text:span text:style-name="Teletype"><text:span text:style-name="T119">rd</text:span></text:span><text:span text:style-name="Teletype"><text:span text:style-name="T56"> of December</text:span></text:span><text:span text:style-name="Teletype"><text:span text:style-name="T54"> 2018</text:span></text:span></text:p>
      <text:p text:style-name="P53"><text:span text:style-name="Teletype"><text:span text:style-name="T78">Users – groups and permissions</text:span></text:span></text:p>
      <text:p text:style-name="P53"><text:span text:style-name="Teletype"><text:span text:style-name="T78"/></text:span></text:p>
      <text:p text:style-name="P53"><text:span text:style-name="Teletype"><text:span text:style-name="T78"/></text:span></text:p>
      <text:p text:style-name="P53"><text:span text:style-name="Teletype"><text:span text:style-name="T78">Showing a list of files and folder with their permissions:</text:span></text:span></text:p>
      <text:p text:style-name="P53"><text:span text:style-name="Teletype"><text:span text:style-name="T56"/></text:span></text:p>
      <text:p text:style-name="P53"><text:span text:style-name="Teletype"><text:span text:style-name="T56">ls -l</text:span></text:span></text:p>
      <text:p text:style-name="P53"><text:span text:style-name="Teletype"><text:span text:style-name="T56"/></text:span></text:p>
      <text:p text:style-name="P54"><text:span text:style-name="Teletype"><text:span text:style-name="T79">The </text:span></text:span><text:span text:style-name="Teletype"><text:span text:style-name="T80">long </text:span></text:span><text:span text:style-name="Teletype"><text:span text:style-name="T79">listing shows files and </text:span></text:span><text:span text:style-name="Teletype"><text:span text:style-name="T80">directories with their permissions.</text:span></text:span></text:p>
      <text:p text:style-name="P54"><text:span text:style-name="Teletype"><text:span text:style-name="T80"/></text:span></text:p>
      <text:p text:style-name="P55"><text:span text:style-name="Teletype"><text:span text:style-name="T80">The permissions are grouped as follows:</text:span></text:span></text:p>
      <text:p text:style-name="P55"><text:span text:style-name="Teletype"><text:span text:style-name="T80"/></text:span></text:p>
      <text:p text:style-name="P55"><text:span text:style-name="Teletype"><text:span text:style-name="T80">- The first letter is either “d” or “-”. </text:span></text:span></text:p>
      <text:p text:style-name="P55"><text:span text:style-name="Teletype"><text:span text:style-name="T80"><text:tab/>- When its a d it is a directory</text:span></text:span></text:p>
      <text:p text:style-name="P55"><text:span text:style-name="Teletype"><text:span text:style-name="T80"><text:tab/>- When its a – it is a file </text:span></text:span></text:p>
      <text:p text:style-name="P55"><text:span text:style-name="Teletype"><text:span text:style-name="T80">- </text:span></text:span><text:span text:style-name="Teletype"><text:span text:style-name="T81">The next three letters are USER permissions:</text:span></text:span></text:p>
      <text:p text:style-name="P55"><text:span text:style-name="Teletype"><text:span text:style-name="T81"><text:tab/>- they are three bits rwx signaling what can a user do (read, write, execute). </text:span></text:span></text:p>
      <text:p text:style-name="P55"><text:span text:style-name="Teletype"><text:span text:style-name="T81">- The next three letters are GROUP permissions:</text:span></text:span></text:p>
      <text:p text:style-name="P55"><text:span text:style-name="Teletype"><text:span text:style-name="T81"><text:tab/>- they are another group of rwx signaling what the group can do with this item</text:span></text:span></text:p>
      <text:p text:style-name="P56"><text:span text:style-name="Teletype"><text:span text:style-name="T81">- The last group of three letters is the OTHER (public users) users can do with this item.</text:span></text:span></text:p>
      <text:p text:style-name="P56"><text:span text:style-name="Teletype"><text:span text:style-name="T81"/></text:span></text:p>
      <text:p text:style-name="P56"><text:span text:style-name="Teletype"><text:span text:style-name="T81">Finally we can use the chmod command to change permissions for a file as:</text:span></text:span></text:p>
      <text:p text:style-name="P56"><text:span text:style-name="Teletype"><text:span text:style-name="T57"/></text:span></text:p>
      <text:p text:style-name="P56"><text:span text:style-name="Teletype"><text:span text:style-name="T57">chmod ABC filename</text:span></text:span><text:span text:style-name="Teletype"><text:span text:style-name="T81"> </text:span></text:span></text:p>
      <text:p text:style-name="P57"><text:span text:style-name="Teletype"><text:span text:style-name="T81"/></text:span></text:p>
      <text:p text:style-name="P57"><text:span text:style-name="Teletype"><text:span text:style-name="T81">The A, B and C can be any number between 0 and 7 and it is used to set the desired permission.</text:span></text:span></text:p>
      <text:p text:style-name="P57"><text:span text:style-name="Teletype"><text:span text:style-name="T82"/></text:span></text:p>
      <text:p text:style-name="P57"><text:span text:style-name="Teletype"><text:span text:style-name="T81">E</text:span></text:span><text:span text:style-name="Teletype"><text:span text:style-name="T82">xercises:</text:span></text:span></text:p>
      <text:p text:style-name="P57"><text:span text:style-name="Teletype"><text:span text:style-name="T82">create an empty file named testFile</text:span></text:span></text:p>
      <text:p text:style-name="P57"><text:span text:style-name="Teletype"><text:span text:style-name="T58"/></text:span></text:p>
      <text:p text:style-name="P57"><text:span text:style-name="Teletype"><text:span text:style-name="T58">touch testFile</text:span></text:span><text:span text:style-name="Teletype"><text:span text:style-name="T57"> </text:span></text:span></text:p>
      <text:p text:style-name="P57"><text:soft-page-break/><text:span text:style-name="Teletype"><text:span text:style-name="T82">change permissions for the testFile to the following flags:</text:span></text:span></text:p>
      <text:p text:style-name="P57"><text:span text:style-name="Teletype"><text:span text:style-name="T82">- r - - r w – r - - chmod 464 testFile</text:span></text:span></text:p>
      <text:p text:style-name="P57"><text:span text:style-name="Teletype"><text:span text:style-name="T82">- - - - r - - r w – chmod 046 testFile</text:span></text:span></text:p>
      <text:p text:style-name="P57"><text:span text:style-name="Teletype"><text:span text:style-name="T82">- r w – r – x r – x chmod 655 test</text:span></text:span><text:span text:style-name="Teletype"><text:span text:style-name="T83">F</text:span></text:span><text:span text:style-name="Teletype"><text:span text:style-name="T82">ile</text:span></text:span></text:p>
      <text:p text:style-name="P57"><text:span text:style-name="Teletype"><text:span text:style-name="T82">- r w x r w x r w x chmod 777 test</text:span></text:span><text:span text:style-name="Teletype"><text:span text:style-name="T83">F</text:span></text:span><text:span text:style-name="Teletype"><text:span text:style-name="T82">ile</text:span></text:span></text:p>
      <text:p text:style-name="P57"><text:span text:style-name="Teletype"><text:span text:style-name="T82">- r – x r w x – w x chmod 573 test</text:span></text:span><text:span text:style-name="Teletype"><text:span text:style-name="T83">F</text:span></text:span><text:span text:style-name="Teletype"><text:span text:style-name="T82">ile</text:span></text:span></text:p>
      <text:p text:style-name="P57"><text:span text:style-name="Teletype"><text:span text:style-name="T82">- r w x - - - r w x chmod 707 testFile</text:span></text:span></text:p>
      <text:p text:style-name="P57"><text:span text:style-name="Teletype"><text:span text:style-name="T58"/></text:span></text:p>
      <text:p text:style-name="P58"><text:span text:style-name="Teletype"><text:span text:style-name="T84">Creating a user:</text:span></text:span></text:p>
      <text:p text:style-name="P58"><text:span text:style-name="Teletype"><text:span text:style-name="T84"/></text:span></text:p>
      <text:p text:style-name="P58"><text:a xlink:type="simple" xlink:href="https://www.digitalocean.com/community/tutorials/how-to-create-a-sudo-user-on-ubuntu-quickstart" text:style-name="Internet_20_link" text:visited-style-name="Visited_20_Internet_20_Link"><text:span text:style-name="Teletype"><text:span text:style-name="T59">https://www.digitalocean.com/community/tutorials/how-to-create-a-sudo-user-on-ubuntu-quickstart</text:span></text:span></text:a><text:span text:style-name="Teletype"><text:span text:style-name="T59"> </text:span></text:span></text:p>
      <text:p text:style-name="P58"><text:span text:style-name="Teletype"><text:span text:style-name="T59">sudo adduser bla</text:span></text:span></text:p>
      <text:p text:style-name="P58"><text:span text:style-name="Teletype"><text:span text:style-name="T84">- creates a user bla </text:span></text:span></text:p>
      <text:p text:style-name="P58"><text:span text:style-name="Teletype"><text:span text:style-name="T59"/></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59">https://linuxacademy.com/howtoguides/posts/show/topic/12659-understanding-linux-users-and-groups</text:span></text:span></text:a><text:span text:style-name="Teletype"><text:span text:style-name="T59"> </text:span></text:span></text:p>
      <text:p text:style-name="P58"><text:span text:style-name="Teletype"><text:span text:style-name="T59"/></text:span></text:p>
      <text:p text:style-name="P59"><text:span text:style-name="Teletype"><text:span text:style-name="T85">Creating a group:</text:span></text:span></text:p>
      <text:p text:style-name="P59"><text:span text:style-name="Teletype"><text:span text:style-name="T60"/></text:span></text:p>
      <text:p text:style-name="P59"><text:span text:style-name="Teletype"><text:span text:style-name="T60">sudo groupadd class</text:span></text:span></text:p>
      <text:p text:style-name="P59"><text:span text:style-name="Teletype"><text:span text:style-name="T60"/></text:span></text:p>
      <text:p text:style-name="P60"><text:span text:style-name="Teletype"><text:span text:style-name="T86">Adding users to a group:</text:span></text:span></text:p>
      <text:p text:style-name="P60"><text:span text:style-name="Teletype"><text:span text:style-name="T61"/></text:span></text:p>
      <text:p text:style-name="P60"><text:span text:style-name="Teletype"><text:span text:style-name="T61">sudo adduser username groupname</text:span></text:span></text:p>
      <text:p text:style-name="P60"><text:span text:style-name="Teletype"><text:span text:style-name="T61"/></text:span></text:p>
      <text:p text:style-name="P61"><text:span text:style-name="Teletype"><text:span text:style-name="T87">Listing groups that a user belongs to:</text:span></text:span></text:p>
      <text:p text:style-name="P61"><text:span text:style-name="Teletype"><text:span text:style-name="T87"/></text:span></text:p>
      <text:p text:style-name="P61"><text:span text:style-name="Teletype"><text:span text:style-name="T62">groups username</text:span></text:span></text:p>
      <text:p text:style-name="P61"><text:span text:style-name="Teletype"><text:span text:style-name="T62"/></text:span></text:p>
      <text:p text:style-name="P62"><text:span text:style-name="Teletype"><text:span text:style-name="T88">Switching the usergroup to </text:span></text:span></text:p>
      <text:p text:style-name="P62"><text:span text:style-name="Teletype"><text:span text:style-name="T63"/></text:span></text:p>
      <text:p text:style-name="P61"><text:span text:style-name="Teletype"><text:span text:style-name="T62">sudo usermod -g class dan</text:span></text:span></text:p>
      <text:p text:style-name="P57"><text:span text:style-name="Teletype"><text:span text:style-name="T58"/></text:span></text:p>
      <text:p text:style-name="P57"><text:span text:style-name="Teletype"><text:span text:style-name="T58"/></text:span></text:p>
      <text:p text:style-name="P55"><text:span text:style-name="Teletype"><text:span text:style-name="T57"><text:tab/></text:span></text:span></text:p>
      <text:p text:style-name="P63"><text:span text:style-name="Teletype"><text:span text:style-name="T89">Now we can switch between users and access files as long as the user is in the same group.</text:span></text:span></text:p>
      <text:p text:style-name="P63"><text:span text:style-name="Teletype"><text:span text:style-name="T89"/></text:span></text:p>
      <text:p text:style-name="P64"><text:span text:style-name="Teletype"><text:span text:style-name="T90">Note: setting the x flag (executable) to a file allows us to create a custom command/</text:span></text:span><text:span text:style-name="Teletype"><text:span text:style-name="T91">executable file</text:span></text:span><text:span text:style-name="Teletype"><text:span text:style-name="T90">.</text:span></text:span></text:p>
      <text:p text:style-name="P64"><text:span text:style-name="Teletype"><text:span text:style-name="T90"/></text:span></text:p>
      <text:p text:style-name="P65"><text:span text:style-name="Teletype"><text:span text:style-name="T91">We can therefore create custom scripts inside plain text files (and run bash commands).</text:span></text:span></text:p>
      <text:p text:style-name="P65"><text:soft-page-break/><text:span text:style-name="Teletype"><text:span text:style-name="T91"/></text:span></text:p>
      <text:p text:style-name="P66"><text:span text:style-name="Teletype"><text:span text:style-name="T91"/></text:span></text:p>
      <text:p text:style-name="P66"><text:span text:style-name="Teletype"><text:span text:style-name="T91"/></text:span></text:p>
      <text:p text:style-name="P66"><text:span text:style-name="Teletype"><text:span text:style-name="T64">6</text:span></text:span><text:span text:style-name="Teletype"><text:span text:style-name="T120">th</text:span></text:span><text:span text:style-name="Teletype"><text:span text:style-name="T65"> </text:span></text:span><text:span text:style-name="Teletype"><text:span text:style-name="T56">of December</text:span></text:span><text:span text:style-name="Teletype"><text:span text:style-name="T54"> 2018</text:span></text:span></text:p>
      <text:p text:style-name="P66"><text:span text:style-name="Teletype"><text:span text:style-name="T54"/></text:span></text:p>
      <text:p text:style-name="P67"><text:span text:style-name="Teletype"><text:span text:style-name="T92"/></text:span></text:p>
      <text:p text:style-name="P68"><text:span text:style-name="Teletype"><text:span text:style-name="T93">Getting back to the groups from last time we missed a command to switch a file between groups:</text:span></text:span></text:p>
      <text:p text:style-name="P68"><text:span text:style-name="Teletype"><text:span text:style-name="T93"/></text:span></text:p>
      <text:p text:style-name="P68"><text:span text:style-name="Teletype"><text:span text:style-name="T66">chgrp newGroupName filename</text:span></text:span></text:p>
      <text:p text:style-name="P68"><text:span text:style-name="Teletype"><text:span text:style-name="T66"/></text:span></text:p>
      <text:p text:style-name="P68"><text:span text:style-name="Teletype"><text:span text:style-name="T93"/></text:span></text:p>
      <text:p text:style-name="P69"><text:span text:style-name="Teletype"><text:span text:style-name="T94">W</text:span></text:span><text:span text:style-name="Teletype"><text:span text:style-name="T92">e resume the last lesson by changing the rights of a given folder and trying to further see what can we do with that same folder.</text:span></text:span></text:p>
      <text:p text:style-name="P69"><text:span text:style-name="Teletype"><text:span text:style-name="T92"/></text:span></text:p>
      <text:p text:style-name="P69"><text:span text:style-name="Teletype"><text:span text:style-name="T94">When we remove the r flag on a directory</text:span></text:span></text:p>
      <text:p text:style-name="P69"><text:span text:style-name="Teletype"><text:span text:style-name="T94"><text:s/>- we cannot run any ls command INSIDE that directory</text:span></text:span></text:p>
      <text:p text:style-name="P69"><text:span text:style-name="Teletype"><text:span text:style-name="T94">When we remove the w flag on a directory</text:span></text:span></text:p>
      <text:p text:style-name="P69"><text:span text:style-name="Teletype"><text:span text:style-name="T94"><text:s/>- we cannot create any files or directories inside the given folder </text:span></text:span></text:p>
      <text:p text:style-name="P69"><text:span text:style-name="Teletype"><text:span text:style-name="T94">When we remove the x flag on a directory</text:span></text:span></text:p>
      <text:p text:style-name="P69"><text:span text:style-name="Teletype"><text:span text:style-name="T94"><text:s/>- we cannot even CHANGE/switch the current folder to our testing directory</text:span></text:span></text:p>
      <text:p text:style-name="P69"><text:span text:style-name="Teletype"><text:span text:style-name="T94"/></text:span></text:p>
      <text:p text:style-name="P69"><text:span text:style-name="Teletype"><text:span text:style-name="T94"/></text:span></text:p>
      <text:p text:style-name="P69"><text:span text:style-name="Teletype"><text:span text:style-name="T94"/></text:span></text:p>
      <text:p text:style-name="P70"><text:span text:style-name="Teletype"><text:span text:style-name="T95">The cat command:</text:span></text:span></text:p>
      <text:p text:style-name="P70"><text:span text:style-name="Teletype"><text:span text:style-name="T67">cat filename</text:span></text:span></text:p>
      <text:p text:style-name="P70"><text:span text:style-name="Teletype"><text:span text:style-name="T95">Shows the contents of a text file </text:span></text:span></text:p>
      <text:p text:style-name="P70"><text:span text:style-name="Teletype"><text:span text:style-name="T95"/></text:span></text:p>
      <text:p text:style-name="P70"><text:span text:style-name="Teletype"><text:span text:style-name="T95">The head command:</text:span></text:span></text:p>
      <text:p text:style-name="P70"><text:span text:style-name="Teletype"><text:span text:style-name="T67">head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0"><text:span text:style-name="Teletype"><text:span text:style-name="T95">Shows the first lines (by default 10) of a text file </text:span></text:span></text:p>
      <text:p text:style-name="P70"><text:span text:style-name="Teletype"><text:span text:style-name="T95">head</text:span></text:span></text:p>
      <text:p text:style-name="P71"><text:span text:style-name="Teletype"><text:span text:style-name="T96">The right paranthesis [] show that the parameter </text:span></text:span></text:p>
      <text:p text:style-name="P70"><text:span text:style-name="Teletype"><text:span text:style-name="T95"/></text:span></text:p>
      <text:p text:style-name="P72"><text:span text:style-name="Teletype"><text:span text:style-name="T95">The </text:span></text:span><text:span text:style-name="Teletype"><text:span text:style-name="T97">tail</text:span></text:span><text:span text:style-name="Teletype"><text:span text:style-name="T95"> command:</text:span></text:span></text:p>
      <text:p text:style-name="P72"><text:span text:style-name="Teletype"><text:span text:style-name="T69">tail</text:span></text:span><text:span text:style-name="Teletype"><text:span text:style-name="T67">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2"><text:span text:style-name="Teletype"><text:span text:style-name="T95">Shows the </text:span></text:span><text:span text:style-name="Teletype"><text:span text:style-name="T97">last</text:span></text:span><text:span text:style-name="Teletype"><text:span text:style-name="T95"> lines (by default 10) of a text file </text:span></text:span></text:p>
      <text:p text:style-name="P72"><text:span text:style-name="Teletype"><text:span text:style-name="T95">head</text:span></text:span></text:p>
      <text:p text:style-name="P72"><text:span text:style-name="Teletype"><text:span text:style-name="T96">The right paranthesis [] show that the parameter </text:span></text:span></text:p>
      <text:p text:style-name="P72"><text:span text:style-name="Teletype"><text:span text:style-name="T95"/></text:span></text:p>
      <text:p text:style-name="P73"><text:span text:style-name="Teletype"><text:span text:style-name="T98">The sort command:</text:span></text:span></text:p>
      <text:p text:style-name="P73"><text:span text:style-name="Teletype"><text:span text:style-name="T70">sort filename </text:span></text:span></text:p>
      <text:p text:style-name="P73"><text:soft-page-break/><text:span text:style-name="Teletype"><text:span text:style-name="T98">Sorts the lines of the given filename in alphabetical order. </text:span></text:span></text:p>
      <text:p text:style-name="P73"><text:span text:style-name="Teletype"><text:span text:style-name="T98">We can use -r to switch our sorting to reversed order.</text:span></text:span></text:p>
      <text:p text:style-name="P74"><text:span text:style-name="Teletype"><text:span text:style-name="T99">Other options are available in the sort command and we can always use </text:span></text:span></text:p>
      <text:p text:style-name="P74"><text:span text:style-name="Teletype"><text:span text:style-name="T71">man sort </text:span></text:span></text:p>
      <text:p text:style-name="P81"><text:span text:style-name="Teletype"><text:span text:style-name="T99">to check all the available options.</text:span></text:span></text:p>
      <text:p text:style-name="P81"><text:span text:style-name="Teletype"><text:span text:style-name="T99"/></text:span></text:p>
      <text:p text:style-name="P81"><text:span text:style-name="Teletype"><text:span text:style-name="T72">10</text:span></text:span><text:span text:style-name="Teletype"><text:span text:style-name="T121">th</text:span></text:span><text:span text:style-name="Teletype"><text:span text:style-name="T56"> of December</text:span></text:span><text:span text:style-name="Teletype"><text:span text:style-name="T54"> 2018</text:span></text:span></text:p>
      <text:p text:style-name="P81"><text:span text:style-name="Teletype"><text:span text:style-name="T72"/></text:span></text:p>
      <text:p text:style-name="P82"><text:span text:style-name="Teletype"><text:span text:style-name="T100">We move on with the filters from Ryan’s Tutorial.</text:span></text:span></text:p>
      <text:p text:style-name="P82"><text:span text:style-name="Teletype"><text:span text:style-name="T100"/></text:span></text:p>
      <text:p text:style-name="P82"><text:span text:style-name="Teletype"><text:span text:style-name="T100">The last command was sort.</text:span></text:span></text:p>
      <text:p text:style-name="P82"><text:span text:style-name="Teletype"><text:span text:style-name="T100"/></text:span></text:p>
      <text:p text:style-name="P82"><text:span text:style-name="Teletype"><text:span text:style-name="T73">nl filename </text:span></text:span></text:p>
      <text:p text:style-name="P82"><text:span text:style-name="Teletype"><text:span text:style-name="T100">shows the contents of the text file with numbers in front of each line</text:span></text:span></text:p>
      <text:p text:style-name="P83"><text:span text:style-name="Teletype"><text:span text:style-name="T101">We have used two options for our nl command:</text:span></text:span></text:p>
      <text:p text:style-name="P83"><text:span text:style-name="Teletype"><text:span text:style-name="T101">-s adds characters after the number and before the text</text:span></text:span></text:p>
      <text:p text:style-name="P83"><text:span text:style-name="Teletype"><text:span text:style-name="T101">-w adds spaces in front of the number</text:span></text:span></text:p>
      <text:p text:style-name="P83"><text:span text:style-name="Teletype"><text:span text:style-name="T101"/></text:span></text:p>
      <text:p text:style-name="P84"><text:span text:style-name="Teletype"><text:span text:style-name="T74">wc filename</text:span></text:span></text:p>
      <text:p text:style-name="P84"><text:span text:style-name="Teletype"><text:span text:style-name="T74"/></text:span></text:p>
      <text:p text:style-name="P84"><text:span text:style-name="Teletype"><text:span text:style-name="T102">shows the number of words, lines and characters of a text file</text:span></text:span></text:p>
      <text:p text:style-name="P84"><text:span text:style-name="Teletype"><text:span text:style-name="T102">-w shows only the wordcount</text:span></text:span></text:p>
      <text:p text:style-name="P84"><text:span text:style-name="Teletype"><text:span text:style-name="T102">-l shows only the linecount</text:span></text:span></text:p>
      <text:p text:style-name="P84"><text:span text:style-name="Teletype"><text:span text:style-name="T102">-c shows only the charactercount</text:span></text:span></text:p>
      <text:p text:style-name="P84"><text:span text:style-name="Teletype"><text:span text:style-name="T102"/></text:span></text:p>
      <text:p text:style-name="P85"><text:span text:style-name="Teletype"><text:span text:style-name="T75">cut filename</text:span></text:span></text:p>
      <text:p text:style-name="P85"><text:span text:style-name="Teletype"><text:span text:style-name="T103">This command takes a text file and tries to cut its contents into COLUMNS.</text:span></text:span></text:p>
      <text:p text:style-name="P85"><text:span text:style-name="Teletype"><text:span text:style-name="T103">The columns separators can be specified using the option -d.</text:span></text:span></text:p>
      <text:p text:style-name="P85"><text:span text:style-name="Teletype"><text:span text:style-name="T103">The -f option allows us to display only the desired columns (using numbers)</text:span></text:span></text:p>
      <text:p text:style-name="P85"><text:span text:style-name="Teletype"><text:span text:style-name="T103"/></text:span></text:p>
      <text:p text:style-name="P85"><text:span text:style-name="Teletype"><text:span text:style-name="T103">example:</text:span></text:span></text:p>
      <text:p text:style-name="P85"><text:span text:style-name="Teletype"><text:span text:style-name="T103">cut -f 1 -d ‘ ‘ textFile</text:span></text:span></text:p>
      <text:p text:style-name="P85"><text:span text:style-name="Teletype"><text:span text:style-name="T103"/></text:span></text:p>
      <text:p text:style-name="P85"><text:span text:style-name="Teletype"><text:span text:style-name="T103">Will cut the textFile into columns separated by spaces and will display ONLY the first column.</text:span></text:span></text:p>
      <text:p text:style-name="P85"><text:span text:style-name="Teletype"><text:span text:style-name="T103"/></text:span></text:p>
      <text:p text:style-name="P86"><text:span text:style-name="Teletype"><text:span text:style-name="T76">sed ‘s/FindWhat/ReplaceWith/’ filename</text:span></text:span></text:p>
      <text:p text:style-name="P86"><text:span text:style-name="Teletype"><text:span text:style-name="T76"/></text:span></text:p>
      <text:p text:style-name="P87"><text:soft-page-break/><text:span text:style-name="Teletype"><text:span text:style-name="T104">The sed command above takes the input text filename and replaces all “FindWhat” with “ReplaceWith” and then shows the result on the screen.</text:span></text:span></text:p>
      <text:p text:style-name="P87"><text:span text:style-name="Teletype"><text:span text:style-name="T104">Note: the text file is NOT changed during this process.</text:span></text:span></text:p>
      <text:p text:style-name="P87"><text:span text:style-name="Teletype"><text:span text:style-name="T104"/></text:span></text:p>
      <text:p text:style-name="P88"><text:span text:style-name="Teletype"><text:span text:style-name="T77">uniq filename</text:span></text:span></text:p>
      <text:p text:style-name="P88"><text:span text:style-name="Teletype"><text:span text:style-name="T105">Shows a list of lines </text:span></text:span><text:span text:style-name="Teletype"><text:span text:style-name="T106">of a textfile</text:span></text:span><text:span text:style-name="Teletype"><text:span text:style-name="T105"> and all multiple occurrences are displayed ONCE.</text:span></text:span></text:p>
      <text:p text:style-name="P88"><text:span text:style-name="Teletype"><text:span text:style-name="T105"/></text:span></text:p>
      <text:p text:style-name="P88"><text:span text:style-name="Teletype"><text:span text:style-name="T105"/></text:span></text:p>
      <text:p text:style-name="P89"><text:span text:style-name="Teletype"><text:span text:style-name="T107">Regular expressions:</text:span></text:span></text:p>
      <text:p text:style-name="P89"><text:span text:style-name="Teletype"><text:span text:style-name="T107">Using egrep</text:span></text:span></text:p>
      <text:p text:style-name="P89"><text:span text:style-name="Teletype"><text:span text:style-name="T107"/></text:span></text:p>
      <text:p text:style-name="P89"><text:span text:style-name="Teletype"><text:span text:style-name="T107">We did use egrep to match a webaddres, </text:span></text:span><text:span text:style-name="Teletype"><text:span text:style-name="T108">and words that start with a t:</text:span></text:span></text:p>
      <text:p text:style-name="P89"><text:span text:style-name="Teletype"><text:span text:style-name="T108"/></text:span></text:p>
      <text:p text:style-name="P89"><text:span text:style-name="Teletype"><text:span text:style-name="T108">egrep 'www\.\S+' </text:span></text:span><text:span text:style-name="Teletype"><text:span text:style-name="T109">textFile</text:span></text:span></text:p>
      <text:p text:style-name="P90"><text:span text:style-name="Teletype"><text:span text:style-name="T109">Will search for occurrences of www. Followed by at least one NON space character (\S)</text:span></text:span></text:p>
      <text:p text:style-name="P90"><text:span text:style-name="Teletype"><text:span text:style-name="T109">egrep '\&lt;t\S*\&gt;' newFileToTest </text:span></text:span></text:p>
      <text:p text:style-name="P90"><text:span text:style-name="Teletype"><text:span text:style-name="T109">Will search for occurences of words starting with t</text:span></text:span></text:p>
      <text:p text:style-name="P90"><text:span text:style-name="Teletype"><text:span text:style-name="T109">Notes:</text:span></text:span></text:p>
      <text:p text:style-name="P90"><text:span text:style-name="Teletype"><text:span text:style-name="T109">- the \&lt; marks the beginning of a word</text:span></text:span></text:p>
      <text:p text:style-name="P90"><text:span text:style-name="Teletype"><text:span text:style-name="T109">- the \S marks any non space characters</text:span></text:span></text:p>
      <text:p text:style-name="P90"><text:span text:style-name="Teletype"><text:span text:style-name="T109">- the * means 0 or more occurences of the previous character</text:span></text:span></text:p>
      <text:p text:style-name="P90"><text:span text:style-name="Teletype"><text:span text:style-name="T109">- the \&gt; means end of the word = a space charac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8-12-10T12:40:37.683168094</dc:date>
    <meta:editing-duration>PT10H20M31S</meta:editing-duration>
    <meta:editing-cycles>96</meta:editing-cycles>
    <meta:generator>LibreOffice/6.0.6.2$Linux_X86_64 LibreOffice_project/00m0$Build-2</meta:generator>
    <meta:document-statistic meta:table-count="0" meta:image-count="0" meta:object-count="0" meta:page-count="10" meta:paragraph-count="263" meta:word-count="2328" meta:character-count="13772" meta:non-whitespace-character-count="11619"/>
  </office:meta>
</office:document-meta>
</file>